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Footer">
      <style:paragraph-properties fo:text-align="end" style:justify-single-word="false"/>
      <style:text-properties fo:font-size="10pt" officeooo:rsid="008b74ee" officeooo:paragraph-rsid="008b74ee" style:font-size-asian="8.75pt" style:font-size-complex="10pt"/>
    </style:style>
    <style:style style:name="P5" style:family="paragraph" style:parent-style-name="Standard">
      <style:text-properties officeooo:rsid="0006a086" officeooo:paragraph-rsid="0006a086"/>
    </style:style>
    <style:style style:name="P6" style:family="paragraph" style:parent-style-name="Standard">
      <style:paragraph-properties fo:text-align="justify" style:justify-single-word="false"/>
      <style:text-properties officeooo:rsid="0006a086" officeooo:paragraph-rsid="00161b0d"/>
    </style:style>
    <style:style style:name="P7" style:family="paragraph" style:parent-style-name="Standard">
      <style:text-properties officeooo:rsid="0009c7d6" officeooo:paragraph-rsid="0009c7d6"/>
    </style:style>
    <style:style style:name="P8" style:family="paragraph" style:parent-style-name="Standard">
      <style:text-properties officeooo:rsid="00161b0d" officeooo:paragraph-rsid="00161b0d"/>
    </style:style>
    <style:style style:name="P9" style:family="paragraph" style:parent-style-name="Standard">
      <style:text-properties officeooo:rsid="00074818" officeooo:paragraph-rsid="00161b0d"/>
    </style:style>
    <style:style style:name="P10" style:family="paragraph" style:parent-style-name="Standard">
      <style:text-properties officeooo:rsid="00074818" officeooo:paragraph-rsid="0018dd85"/>
    </style:style>
    <style:style style:name="P11" style:family="paragraph" style:parent-style-name="Standard">
      <style:paragraph-properties fo:text-align="justify" style:justify-single-word="false"/>
      <style:text-properties officeooo:rsid="00074818" officeooo:paragraph-rsid="00161b0d"/>
    </style:style>
    <style:style style:name="P12" style:family="paragraph" style:parent-style-name="Standard">
      <style:paragraph-properties fo:text-align="justify" style:justify-single-word="false"/>
      <style:text-properties officeooo:rsid="00074818" officeooo:paragraph-rsid="0018dd85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paragraph-rsid="005cda76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officeooo:rsid="00582072" officeooo:paragraph-rsid="005f1ab9"/>
    </style:style>
    <style:style style:name="P15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582072" officeooo:paragraph-rsid="005f1ab9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officeooo:rsid="00611dbc" officeooo:paragraph-rsid="00611dbc"/>
    </style:style>
    <style:style style:name="P17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11dbc" officeooo:paragraph-rsid="00611dbc"/>
    </style:style>
    <style:style style:name="P18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85954" officeooo:paragraph-rsid="007b597c"/>
    </style:style>
    <style:style style:name="P1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5cda76"/>
    </style:style>
    <style:style style:name="P2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405e41" officeooo:paragraph-rsid="005cda76"/>
    </style:style>
    <style:style style:name="P2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405e41" officeooo:paragraph-rsid="005cab4f"/>
    </style:style>
    <style:style style:name="P2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8c0183" officeooo:paragraph-rsid="008c0183"/>
    </style:style>
    <style:style style:name="P2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97d39d" officeooo:paragraph-rsid="0097d39d"/>
    </style:style>
    <style:style style:name="P2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9c2cdf" officeooo:paragraph-rsid="009c2cdf"/>
    </style:style>
    <style:style style:name="P25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78f38" officeooo:paragraph-rsid="00678f38"/>
    </style:style>
    <style:style style:name="P26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c0e5a" officeooo:paragraph-rsid="006c0e5a"/>
    </style:style>
    <style:style style:name="P27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24cab" officeooo:paragraph-rsid="007accfd"/>
    </style:style>
    <style:style style:name="P28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24cab" officeooo:paragraph-rsid="007b597c"/>
    </style:style>
    <style:style style:name="P29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925e9" officeooo:paragraph-rsid="0074bcbc"/>
    </style:style>
    <style:style style:name="P3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5eab71" officeooo:paragraph-rsid="005eab71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officeooo:rsid="00b33b2c" officeooo:paragraph-rsid="00b33b2c"/>
    </style:style>
    <style:style style:name="P32" style:family="paragraph" style:parent-style-name="Text_20_body">
      <style:paragraph-properties fo:margin-left="1.251cm" fo:margin-right="0cm" fo:text-indent="0cm" style:auto-text-indent="false"/>
      <style:text-properties officeooo:rsid="00b3b7f6" officeooo:paragraph-rsid="00b3b7f6"/>
    </style:style>
    <style:style style:name="P33" style:family="paragraph" style:parent-style-name="Text_20_body">
      <style:paragraph-properties fo:margin-left="1.251cm" fo:margin-right="0cm" fo:text-indent="0cm" style:auto-text-indent="false"/>
      <style:text-properties officeooo:rsid="00b3b7f6" officeooo:paragraph-rsid="00b5a6f8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officeooo:rsid="00b3b7f6" officeooo:paragraph-rsid="00ba25ad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officeooo:rsid="00bb1cf8" officeooo:paragraph-rsid="00bb1cf8"/>
    </style:style>
    <style:style style:name="P36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1056af" officeooo:paragraph-rsid="002d20f9"/>
    </style:style>
    <style:style style:name="P37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2ded57" officeooo:paragraph-rsid="00a0ceec"/>
    </style:style>
    <style:style style:name="P38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122fdf" officeooo:paragraph-rsid="00a0ceec"/>
    </style:style>
    <style:style style:name="P39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238c66" officeooo:paragraph-rsid="00a0ceec"/>
    </style:style>
    <style:style style:name="P40" style:family="paragraph" style:parent-style-name="Text_20_body" style:master-page-name="">
      <style:paragraph-properties fo:margin-left="1.251cm" fo:margin-right="0cm" fo:text-align="justify" style:justify-single-word="false" fo:keep-together="always" fo:text-indent="0cm" style:auto-text-indent="false" style:page-number="auto"/>
      <style:text-properties officeooo:rsid="00611dbc" officeooo:paragraph-rsid="00611dbc"/>
    </style:style>
    <style:style style:name="P41" style:family="paragraph" style:parent-style-name="Text_20_body">
      <style:paragraph-properties fo:margin-left="0cm" fo:margin-right="0cm" fo:line-height="100%" fo:text-indent="0cm" style:auto-text-indent="false"/>
      <style:text-properties officeooo:paragraph-rsid="007ffb1d"/>
    </style:style>
    <style:style style:name="P42" style:family="paragraph" style:parent-style-name="Text_20_body">
      <style:paragraph-properties fo:line-height="100%"/>
      <style:text-properties officeooo:rsid="00842ddf" officeooo:paragraph-rsid="00892b0b"/>
    </style:style>
    <style:style style:name="P43" style:family="paragraph" style:parent-style-name="Text_20_body">
      <style:paragraph-properties fo:line-height="100%" fo:text-align="justify" style:justify-single-word="false"/>
      <style:text-properties officeooo:rsid="00389b89" officeooo:paragraph-rsid="00892b0b"/>
    </style:style>
    <style:style style:name="P44" style:family="paragraph" style:parent-style-name="Standard" style:master-page-name="">
      <style:paragraph-properties fo:margin-left="1.9cm" fo:margin-right="0cm" fo:margin-top="0.101cm" fo:margin-bottom="0cm" loext:contextual-spacing="false" fo:text-indent="0cm" style:auto-text-indent="false" style:page-number="auto"/>
      <style:text-properties officeooo:rsid="00a80131" officeooo:paragraph-rsid="00a80131"/>
    </style:style>
    <style:style style:name="P45" style:family="paragraph" style:parent-style-name="Standard" style:list-style-name="L1">
      <style:text-properties officeooo:rsid="00074818" officeooo:paragraph-rsid="00161b0d"/>
    </style:style>
    <style:style style:name="P46" style:family="paragraph" style:parent-style-name="Standard" style:list-style-name="L1">
      <style:text-properties officeooo:rsid="00161b0d" officeooo:paragraph-rsid="00161b0d"/>
    </style:style>
    <style:style style:name="P47" style:family="paragraph" style:parent-style-name="Standard" style:list-style-name="L3">
      <style:text-properties fo:font-weight="bold" officeooo:rsid="0009c7d6" officeooo:paragraph-rsid="0009c7d6" style:font-weight-asian="bold" style:font-weight-complex="bold"/>
    </style:style>
    <style:style style:name="P48" style:family="paragraph" style:parent-style-name="Standard" style:list-style-name="L7">
      <style:text-properties officeooo:rsid="000b4640" officeooo:paragraph-rsid="000b6085"/>
    </style:style>
    <style:style style:name="P49" style:family="paragraph" style:parent-style-name="Standard" style:list-style-name="L1">
      <style:paragraph-properties fo:margin-top="0.199cm" fo:margin-bottom="0cm" loext:contextual-spacing="false"/>
      <style:text-properties officeooo:rsid="00074818" officeooo:paragraph-rsid="00161b0d"/>
    </style:style>
    <style:style style:name="P50" style:family="paragraph" style:parent-style-name="Standard" style:list-style-name="L3">
      <style:paragraph-properties fo:margin-top="0.199cm" fo:margin-bottom="0cm" loext:contextual-spacing="false"/>
      <style:text-properties officeooo:rsid="0009c7d6" officeooo:paragraph-rsid="002d20f9"/>
    </style:style>
    <style:style style:name="P51" style:family="paragraph" style:parent-style-name="Standard" style:list-style-name="L3">
      <style:paragraph-properties fo:margin-top="0.199cm" fo:margin-bottom="0cm" loext:contextual-spacing="false"/>
      <style:text-properties officeooo:rsid="0009c7d6" officeooo:paragraph-rsid="00a0ceec"/>
    </style:style>
    <style:style style:name="P52" style:family="paragraph" style:parent-style-name="Standard" style:list-style-name="L3">
      <style:paragraph-properties fo:margin-top="0.199cm" fo:margin-bottom="0cm" loext:contextual-spacing="false"/>
      <style:text-properties fo:font-weight="bold" officeooo:rsid="000b4640" officeooo:paragraph-rsid="00a0ceec" style:font-weight-asian="bold" style:font-weight-complex="bold"/>
    </style:style>
    <style:style style:name="P53" style:family="paragraph" style:parent-style-name="Standard" style:list-style-name="L2">
      <style:paragraph-properties fo:margin-top="0cm" fo:margin-bottom="0.199cm" loext:contextual-spacing="false"/>
      <style:text-properties officeooo:rsid="00389b89" officeooo:paragraph-rsid="00389b89"/>
    </style:style>
    <style:style style:name="P54" style:family="paragraph" style:parent-style-name="Standard" style:list-style-name="L2">
      <style:paragraph-properties fo:margin-top="0cm" fo:margin-bottom="0.199cm" loext:contextual-spacing="false"/>
      <style:text-properties officeooo:rsid="0038cc2f" officeooo:paragraph-rsid="0038cc2f"/>
    </style:style>
    <style:style style:name="P55" style:family="paragraph" style:parent-style-name="Standard" style:list-style-name="L4">
      <style:paragraph-properties fo:margin-top="0.101cm" fo:margin-bottom="0cm" loext:contextual-spacing="false"/>
      <style:text-properties fo:font-style="italic" officeooo:rsid="00192afb" officeooo:paragraph-rsid="009f5d2e" style:font-style-asian="italic" style:font-style-complex="italic"/>
    </style:style>
    <style:style style:name="P56" style:family="paragraph" style:parent-style-name="Standard" style:list-style-name="L4">
      <style:paragraph-properties fo:margin-top="0.101cm" fo:margin-bottom="0cm" loext:contextual-spacing="false"/>
      <style:text-properties fo:font-style="italic" officeooo:rsid="00a80131" officeooo:paragraph-rsid="00a80131" style:font-style-asian="italic" style:font-style-complex="italic"/>
    </style:style>
    <style:style style:name="P57" style:family="paragraph" style:parent-style-name="Standard" style:list-style-name="L4">
      <style:paragraph-properties fo:margin-top="0.101cm" fo:margin-bottom="0cm" loext:contextual-spacing="false"/>
      <style:text-properties officeooo:rsid="00192afb" officeooo:paragraph-rsid="009f5d2e"/>
    </style:style>
    <style:style style:name="P58" style:family="paragraph" style:parent-style-name="Standard" style:list-style-name="L4">
      <style:paragraph-properties fo:margin-top="0.101cm" fo:margin-bottom="0cm" loext:contextual-spacing="false"/>
      <style:text-properties officeooo:rsid="0009c7d6" officeooo:paragraph-rsid="000b6085"/>
    </style:style>
    <style:style style:name="P59" style:family="paragraph" style:parent-style-name="Standard" style:list-style-name="L5">
      <style:paragraph-properties fo:margin-top="0.101cm" fo:margin-bottom="0cm" loext:contextual-spacing="false"/>
      <style:text-properties officeooo:rsid="0009c7d6" officeooo:paragraph-rsid="002d20f9"/>
    </style:style>
    <style:style style:name="P60" style:family="paragraph" style:parent-style-name="Standard" style:list-style-name="L6">
      <style:paragraph-properties fo:margin-top="0.101cm" fo:margin-bottom="0cm" loext:contextual-spacing="false"/>
      <style:text-properties officeooo:rsid="0009c7d6" officeooo:paragraph-rsid="000b6085"/>
    </style:style>
    <style:style style:name="P61" style:family="paragraph" style:parent-style-name="Standard" style:list-style-name="L3">
      <style:paragraph-properties fo:margin-top="0.3cm" fo:margin-bottom="0cm" loext:contextual-spacing="false"/>
      <style:text-properties officeooo:rsid="002d20f9" officeooo:paragraph-rsid="00a0ceec"/>
    </style:style>
    <style:style style:name="P62" style:family="paragraph" style:parent-style-name="Text_20_body" style:list-style-name="L8">
      <style:text-properties officeooo:rsid="00b005fd" officeooo:paragraph-rsid="00b005fd"/>
    </style:style>
    <style:style style:name="P63" style:family="paragraph" style:parent-style-name="Text_20_body" style:list-style-name="L8">
      <style:text-properties officeooo:rsid="00582072" officeooo:paragraph-rsid="00b005fd"/>
    </style:style>
    <style:style style:name="P64" style:family="paragraph" style:parent-style-name="Text_20_body" style:list-style-name="L8" style:master-page-name="">
      <style:paragraph-properties style:page-number="auto" fo:keep-with-next="always"/>
      <style:text-properties officeooo:paragraph-rsid="005cda76"/>
    </style:style>
    <style:style style:name="P65" style:family="paragraph" style:parent-style-name="Heading_20_1">
      <style:text-properties officeooo:paragraph-rsid="00382174"/>
    </style:style>
    <style:style style:name="P66" style:family="paragraph" style:parent-style-name="Heading_20_2">
      <style:text-properties officeooo:paragraph-rsid="00382174"/>
    </style:style>
    <style:style style:name="P67" style:family="paragraph" style:parent-style-name="Heading_20_4">
      <style:paragraph-properties fo:margin-left="0cm" fo:margin-right="0cm" fo:line-height="100%" fo:text-indent="0cm" style:auto-text-indent="false"/>
      <style:text-properties officeooo:rsid="00701dc6" officeooo:paragraph-rsid="007f44d4"/>
    </style:style>
    <style:style style:name="T1" style:family="text">
      <style:text-properties officeooo:rsid="00074818"/>
    </style:style>
    <style:style style:name="T2" style:family="text">
      <style:text-properties officeooo:rsid="001056af"/>
    </style:style>
    <style:style style:name="T3" style:family="text">
      <style:text-properties officeooo:rsid="00122fdf"/>
    </style:style>
    <style:style style:name="T4" style:family="text">
      <style:text-properties officeooo:rsid="0012f1f2"/>
    </style:style>
    <style:style style:name="T5" style:family="text">
      <style:text-properties officeooo:rsid="001461f7"/>
    </style:style>
    <style:style style:name="T6" style:family="text">
      <style:text-properties officeooo:rsid="001487d3"/>
    </style:style>
    <style:style style:name="T7" style:family="text">
      <style:text-properties officeooo:rsid="00161b0d"/>
    </style:style>
    <style:style style:name="T8" style:family="text">
      <style:text-properties officeooo:rsid="0016e9aa"/>
    </style:style>
    <style:style style:name="T9" style:family="text">
      <style:text-properties officeooo:rsid="0018dd85"/>
    </style:style>
    <style:style style:name="T10" style:family="text">
      <style:text-properties officeooo:rsid="00192afb"/>
    </style:style>
    <style:style style:name="T11" style:family="text">
      <style:text-properties officeooo:rsid="001a68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a68d8" style:font-style-asian="italic" style:font-style-complex="italic"/>
    </style:style>
    <style:style style:name="T14" style:family="text">
      <style:text-properties fo:font-style="italic" officeooo:rsid="0038cc2f" style:font-style-asian="italic" style:font-style-complex="italic"/>
    </style:style>
    <style:style style:name="T15" style:family="text">
      <style:text-properties fo:font-style="italic" officeooo:rsid="003caf77" style:font-style-asian="italic" style:font-style-complex="italic"/>
    </style:style>
    <style:style style:name="T16" style:family="text">
      <style:text-properties fo:font-style="italic" officeooo:rsid="003c102f" style:font-style-asian="italic" style:font-style-complex="italic"/>
    </style:style>
    <style:style style:name="T17" style:family="text">
      <style:text-properties fo:font-style="italic" officeooo:rsid="003bad49" style:font-style-asian="italic" style:font-style-complex="italic"/>
    </style:style>
    <style:style style:name="T18" style:family="text">
      <style:text-properties fo:font-style="italic" officeooo:rsid="00427d59" style:font-style-asian="italic" style:font-style-complex="italic"/>
    </style:style>
    <style:style style:name="T19" style:family="text">
      <style:text-properties fo:font-style="italic" officeooo:rsid="00478228" style:font-style-asian="italic" style:font-style-complex="italic"/>
    </style:style>
    <style:style style:name="T20" style:family="text">
      <style:text-properties fo:font-style="italic" officeooo:rsid="00405e41" style:font-style-asian="italic" style:font-style-complex="italic"/>
    </style:style>
    <style:style style:name="T21" style:family="text">
      <style:text-properties fo:font-style="italic" officeooo:rsid="0078af0d" style:font-style-asian="italic" style:font-style-complex="italic"/>
    </style:style>
    <style:style style:name="T22" style:family="text">
      <style:text-properties fo:font-style="italic" officeooo:rsid="0078bc81" style:font-style-asian="italic" style:font-style-complex="italic"/>
    </style:style>
    <style:style style:name="T23" style:family="text">
      <style:text-properties fo:font-style="italic" officeooo:rsid="00685954" style:font-style-asian="italic" style:font-style-complex="italic"/>
    </style:style>
    <style:style style:name="T24" style:family="text">
      <style:text-properties fo:font-style="italic" officeooo:rsid="00b17031" style:font-style-asian="italic" style:font-style-complex="italic"/>
    </style:style>
    <style:style style:name="T25" style:family="text">
      <style:text-properties fo:font-style="italic" officeooo:rsid="00b855d1" style:font-style-asian="italic" style:font-style-complex="italic"/>
    </style:style>
    <style:style style:name="T26" style:family="text">
      <style:text-properties fo:font-style="italic" officeooo:rsid="00bd867a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officeooo:rsid="001c5e9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36d0c2" style:font-weight-asian="bold" style:font-weight-complex="bold"/>
    </style:style>
    <style:style style:name="T31" style:family="text">
      <style:text-properties fo:font-weight="bold" officeooo:rsid="00405e41" style:font-weight-asian="bold" style:font-weight-complex="bold"/>
    </style:style>
    <style:style style:name="T32" style:family="text">
      <style:text-properties fo:font-weight="bold" officeooo:rsid="005b7e8f" style:font-weight-asian="bold" style:font-weight-complex="bold"/>
    </style:style>
    <style:style style:name="T33" style:family="text">
      <style:text-properties fo:font-weight="bold" officeooo:rsid="0059ca04" style:font-weight-asian="bold" style:font-weight-complex="bold"/>
    </style:style>
    <style:style style:name="T34" style:family="text">
      <style:text-properties fo:font-weight="bold" officeooo:rsid="008d535f" style:font-weight-asian="bold" style:font-weight-complex="bold"/>
    </style:style>
    <style:style style:name="T35" style:family="text">
      <style:text-properties fo:font-weight="bold" officeooo:rsid="008ed3ea" style:font-weight-asian="bold" style:font-weight-complex="bold"/>
    </style:style>
    <style:style style:name="T36" style:family="text">
      <style:text-properties officeooo:rsid="00382174"/>
    </style:style>
    <style:style style:name="T37" style:family="text">
      <style:text-properties officeooo:rsid="00389b89"/>
    </style:style>
    <style:style style:name="T38" style:family="text">
      <style:text-properties officeooo:rsid="0038cc2f"/>
    </style:style>
    <style:style style:name="T39" style:family="text">
      <style:text-properties officeooo:rsid="003bad49"/>
    </style:style>
    <style:style style:name="T40" style:family="text">
      <style:text-properties officeooo:rsid="003c102f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3ca7da" style:font-style-asian="normal" style:font-style-complex="normal"/>
    </style:style>
    <style:style style:name="T43" style:family="text">
      <style:text-properties fo:font-style="normal" officeooo:rsid="003caf77" style:font-style-asian="normal" style:font-style-complex="normal"/>
    </style:style>
    <style:style style:name="T44" style:family="text">
      <style:text-properties fo:font-style="normal" officeooo:rsid="0078bc81" style:font-style-asian="normal" style:font-style-complex="normal"/>
    </style:style>
    <style:style style:name="T45" style:family="text">
      <style:text-properties fo:font-style="normal" officeooo:rsid="00685954" style:font-style-asian="normal" style:font-style-complex="normal"/>
    </style:style>
    <style:style style:name="T46" style:family="text">
      <style:text-properties fo:font-style="normal" officeooo:rsid="007e97cd" style:font-style-asian="normal" style:font-style-complex="normal"/>
    </style:style>
    <style:style style:name="T47" style:family="text">
      <style:text-properties fo:font-style="normal" fo:font-weight="bold" officeooo:rsid="00405e41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b7ddab" style:font-style-asian="normal" style:font-weight-asian="bold" style:font-style-complex="normal" style:font-weight-complex="bold"/>
    </style:style>
    <style:style style:name="T49" style:family="text">
      <style:text-properties officeooo:rsid="003caf77"/>
    </style:style>
    <style:style style:name="T50" style:family="text">
      <style:text-properties officeooo:rsid="003f7b6b"/>
    </style:style>
    <style:style style:name="T51" style:family="text">
      <style:text-properties officeooo:rsid="00405e41"/>
    </style:style>
    <style:style style:name="T52" style:family="text">
      <style:text-properties officeooo:rsid="00427d59"/>
    </style:style>
    <style:style style:name="T53" style:family="text">
      <style:text-properties officeooo:rsid="0059ca04"/>
    </style:style>
    <style:style style:name="T54" style:family="text">
      <style:text-properties officeooo:rsid="00644508"/>
    </style:style>
    <style:style style:name="T55" style:family="text">
      <style:text-properties officeooo:rsid="00685954"/>
    </style:style>
    <style:style style:name="T56" style:family="text">
      <style:text-properties officeooo:rsid="006cf863"/>
    </style:style>
    <style:style style:name="T57" style:family="text">
      <style:text-properties style:font-name="Liberation Serif"/>
    </style:style>
    <style:style style:name="T58" style:family="text">
      <style:text-properties style:font-name="Liberation Serif" fo:font-style="italic" officeooo:rsid="0071c846" style:font-style-asian="italic" style:font-style-complex="italic"/>
    </style:style>
    <style:style style:name="T59" style:family="text">
      <style:text-properties style:font-name="Liberation Serif" officeooo:rsid="0071c846"/>
    </style:style>
    <style:style style:name="T60" style:family="text">
      <style:text-properties style:font-name="Liberation Serif" officeooo:rsid="007f44d4"/>
    </style:style>
    <style:style style:name="T61" style:family="text">
      <style:text-properties style:font-name="Liberation Serif" officeooo:rsid="007ffb1d"/>
    </style:style>
    <style:style style:name="T62" style:family="text">
      <style:text-properties officeooo:rsid="0071c846"/>
    </style:style>
    <style:style style:name="T63" style:family="text">
      <style:text-properties officeooo:rsid="0079e547"/>
    </style:style>
    <style:style style:name="T64" style:family="text">
      <style:text-properties officeooo:rsid="007ac7bd"/>
    </style:style>
    <style:style style:name="T65" style:family="text">
      <style:text-properties officeooo:rsid="007accfd"/>
    </style:style>
    <style:style style:name="T66" style:family="text">
      <style:text-properties officeooo:rsid="00822d86"/>
    </style:style>
    <style:style style:name="T67" style:family="text">
      <style:text-properties officeooo:rsid="00842ddf"/>
    </style:style>
    <style:style style:name="T68" style:family="text">
      <style:text-properties officeooo:rsid="008b9ce0"/>
    </style:style>
    <style:style style:name="T69" style:family="text">
      <style:text-properties officeooo:rsid="009250a1"/>
    </style:style>
    <style:style style:name="T70" style:family="text">
      <style:text-properties officeooo:rsid="00928402"/>
    </style:style>
    <style:style style:name="T71" style:family="text">
      <style:text-properties officeooo:rsid="0093d487"/>
    </style:style>
    <style:style style:name="T72" style:family="text">
      <style:text-properties officeooo:rsid="009a0ca0"/>
    </style:style>
    <style:style style:name="T73" style:family="text">
      <style:text-properties officeooo:rsid="009a8c30"/>
    </style:style>
    <style:style style:name="T74" style:family="text">
      <style:text-properties officeooo:rsid="009d1a78"/>
    </style:style>
    <style:style style:name="T75" style:family="text">
      <style:text-properties officeooo:rsid="00a87a09"/>
    </style:style>
    <style:style style:name="T76" style:family="text">
      <style:text-properties officeooo:rsid="00b5a6f8"/>
    </style:style>
    <style:style style:name="T77" style:family="text">
      <style:text-properties officeooo:rsid="00b60168"/>
    </style:style>
    <style:style style:name="T78" style:family="text">
      <style:text-properties officeooo:rsid="00b855d1"/>
    </style:style>
    <style:style style:name="T79" style:family="text">
      <style:text-properties officeooo:rsid="00bd867a"/>
    </style:style>
    <style:style style:name="T80" style:family="text">
      <style:text-properties officeooo:rsid="00bf7a9c"/>
    </style:style>
    <style:style style:name="T81" style:family="text">
      <style:text-properties officeooo:rsid="00c0cb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1">Mów mi Python! </text:h>
      <text:h text:style-name="P66" text:outline-level="2"><text:span text:style-name="T36">P</text:span>rogramowani<text:span text:style-name="T36">e</text:span> <text:span text:style-name="T1">w języku Python</text:span></text:h>
      <text:p text:style-name="P5"/>
      <text:h text:style-name="Heading_20_3" text:outline-level="3">Po co, <text:span text:style-name="T8">czyli cele</text:span></text:h>
      <text:p text:style-name="P6">Celem <text:span text:style-name="T1">zajęć</text:span> jest zachęc<text:span text:style-name="T7">a</text:span>nie nauczycieli i uczniów do programowania <text:span text:style-name="T7">z</text:span> wykorzystaniem języka Python. <text:span text:style-name="T1">Przygotowane materiały prezentują zarówno zalety języka, jak i podstawowe pojęcia związane z tworzeniem programów i algorytmiką.</text:span></text:p>
      <text:p text:style-name="P8"/>
      <text:p text:style-name="P11">Oczekiwanym rezultatem szkoleń jest wyposażenie uczestników w minimum wiedzy i umiejętności umożliwiających samodzielne kodowanie w Pythonie.</text:p>
      <text:p text:style-name="P5"/>
      <text:h text:style-name="Heading_20_3" text:outline-level="3">Jak, <text:span text:style-name="T8">a więc metody</text:span></text:h>
      <text:p text:style-name="P11">Cechy języka Python przedstawiane są na przykładach, których realizacja może przyjąć różn<text:span text:style-name="T7">e</text:span> form<text:span text:style-name="T7">y</text:span> w zależności od dostępnego czasu.</text:p>
      <text:list xml:id="list1393560920355174711" text:style-name="L1">
        <text:list-item>
          <text:p text:style-name="P49"><text:span text:style-name="T7">P</text:span>rezentacja, <text:span text:style-name="T7">czyli uruchamianie gotowych przykładów</text:span> wraz z omówieniem najważniejszych fragmentów kodu.</text:p>
        </text:list-item>
        <text:list-item>
          <text:p text:style-name="P45"><text:span text:style-name="T7">W</text:span>spólne budowanie programów od podstaw: <text:span text:style-name="T7">kodowanie w edytorze, wklejanie bardziej skomplikowanych fragmentów kodu.</text:span></text:p>
        </text:list-item>
        <text:list-item>
          <text:p text:style-name="P45"><text:span text:style-name="T7">Ć</text:span>wicz<text:span text:style-name="T7">enia</text:span> w interpreterze Pythona <text:span text:style-name="T7">– niezbędne m. in. podczas wyjaśnianiu elementów języka oraz konstrukcji wykorzystywanych w przykładach.</text:span></text:p>
        </text:list-item>
        <text:list-item>
          <text:p text:style-name="P46">Ćwiczenia i zadania wykonywane samodzielnie przez uczestników.</text:p>
        </text:list-item>
      </text:list>
      <text:p text:style-name="P9"/>
      <text:h text:style-name="Heading_20_3" text:outline-level="3">Dla kogo, <text:span text:style-name="T8">czyli co musi wiedzieć uczestnik</text:span></text:h>
      <text:p text:style-name="P12">Dla każdego, co oznacza, że materiał <text:span text:style-name="T37">zawiera</text:span> moduły o różnym stopniu trudności. W zależności od poziomu wiedzy i zainteresowań uczestników <text:span text:style-name="T9">przykłady </text:span>można <text:span text:style-name="T8">realizować wybiórczo.</text:span></text:p>
      <text:p text:style-name="P10"/>
      <text:h text:style-name="Heading_20_3" text:outline-level="3">Narzędzia</text:h>
      <text:list xml:id="list7455304947143961348" text:style-name="L2">
        <text:list-item>
          <text:p text:style-name="P53"><text:span text:style-name="T27">Interpreter Pythona</text:span> w wersji <text:span text:style-name="T29">2.7.x</text:span>. Wykorzystanie wersji 3.x interpretera również jest możliwe, ale wymaga poprawiania kodu.</text:p>
        </text:list-item>
        <text:list-item>
          <text:p text:style-name="P53">System operacyjny <text:span text:style-name="T12">Linux</text:span>, np. w wersji Live USB, <text:span text:style-name="T38">dystrybucja dowolna, np. Ubuntu lub Debian</text:span>. Python jest domyślnym składnikiem systemu.</text:p>
        </text:list-item>
        <text:list-item>
          <text:p text:style-name="P53">System operacyjny <text:span text:style-name="T12">Windows </text:span><text:span text:style-name="T14">XP / 7 / 8</text:span><text:span text:style-name="T38">. Interpreter należy doinstalować.</text:span></text:p>
        </text:list-item>
        <text:list-item>
          <text:p text:style-name="P54">Dowolny edytor kodu, np. <text:span text:style-name="T12">Geany</text:span>, <text:span text:style-name="T12">PyCharm</text:span>, <text:span text:style-name="T12">Notepad++</text:span> (działają w obu systemach).</text:p>
        </text:list-item>
        <text:list-item>
          <text:p text:style-name="P54"><text:span text:style-name="T42">Narzędzia dodatkowe: </text:span><text:span text:style-name="T15">pip</text:span><text:span text:style-name="T43"> (instalator modułów), </text:span><text:span text:style-name="T15">virtualenv</text:span><text:span text:style-name="T43"> (zarządzanie środowiskami uruchomieniowymi), g</text:span><text:span text:style-name="T12">it</text:span> <text:span text:style-name="T49">(</text:span>zarządzanie rozproszonym systemem kontroli wersji<text:span text:style-name="T49">).</text:span> <text:span text:style-name="T49">Trzeba doinstalować.</text:span></text:p>
        </text:list-item>
        <text:list-item>
          <text:p text:style-name="P54">Biblioteki <text:span text:style-name="T40">i frameworki </text:span>Pythona wykorzystywane w przykładach: <text:span text:style-name="T24">Matplotlib,</text:span><text:span text:style-name="T12"> </text:span><text:span text:style-name="T16">Pygame, </text:span><text:span text:style-name="T12">Peewee, SQLAlchemy, Flask, Django, </text:span><text:span text:style-name="T17">Rgkit, RobotGame-bots, </text:span><text:span text:style-name="T21">Rgsimulator</text:span><text:span text:style-name="T39">. Instalujemy w miarę potrzeb.</text:span></text:p>
        </text:list-item>
      </text:list>
      <text:h text:style-name="Heading_20_3" text:outline-level="3"><text:soft-page-break/>Co, <text:span text:style-name="T9">czyli treści</text:span></text:h>
      <text:list xml:id="list9211305330226213877" text:style-name="L3">
        <text:list-item>
          <text:p text:style-name="P47">Podstawy Pythona</text:p>
        </text:list-item>
      </text:list>
      <text:list xml:id="list2359679669487318264" text:style-name="L4">
        <text:list-item>
          <text:list>
            <text:list-item>
              <text:p text:style-name="P55">Toto Lotek</text:p>
              <text:p text:style-name="P57">Rozbudowany przykład wprowadzający podstawowe elementy języka, jak i programowania: zmienna, pobieranie i wyprowadzanie tekstu, proste typy danych, instrukcja warunkowa <text:span text:style-name="T13">if</text:span>, <text:span text:style-name="T11">wyrażenie logiczne, </text:span>pętla <text:span text:style-name="T12">for</text:span>, pętla <text:span text:style-name="T12">while</text:span>, <text:span text:style-name="T18">break</text:span><text:span text:style-name="T52">, </text:span><text:span text:style-name="T18">continue</text:span><text:span text:style-name="T52">, </text:span>złożone typy danych, lista, zbiór, <text:span text:style-name="T28">tupla, algorytm, poprawność algorytmu, obsługa wyjątków, funkcja, moduł.</text:span></text:p>
            </text:list-item>
            <text:list-item>
              <text:p text:style-name="P56">Python kreśli<text:span text:style-name="T41"> (Matplotlib)</text:span></text:p>
            </text:list-item>
          </text:list>
        </text:list-item>
      </text:list>
      <text:p text:style-name="P44">Materiał prezentujący tworzeni<text:span text:style-name="T75">e</text:span> wykresów oraz operacje matematyczne w Pythonie. <text:span text:style-name="T75">Zagadnienia: listy, notacja wycinkowa, wyrażenia listowe, wizualizacja danych.</text:span></text:p>
      <text:list xml:id="list230118246279086" text:continue-numbering="true" text:style-name="L4">
        <text:list-item>
          <text:list>
            <text:list-item>
              <text:p text:style-name="P58"><text:span text:style-name="T12">Python w przykładach</text:span> <text:span text:style-name="T10">– zestaw przykładów prezentujących praktyczne wykorzystanie wprowadzonych zagadnień</text:span></text:p>
            </text:list-item>
          </text:list>
        </text:list-item>
      </text:list>
      <text:list xml:id="list230120003018636" text:continue-list="list9211305330226213877" text:style-name="L3">
        <text:list-item>
          <text:p text:style-name="P50"><text:span text:style-name="T29">Gry w Pythonie</text:span> <text:span text:style-name="T2">(Pygame)</text:span></text:p>
        </text:list-item>
      </text:list>
      <text:p text:style-name="P36">Przykłady multimedialne prezentujące tworzenie i manipulowanie prostymi obiektami graficznymi (Pong, Kółko i krzyżyk) oraz graficzną wizualizację struktur danych (Życie Conwaya).</text:p>
      <text:list xml:id="list468823247503790116" text:style-name="L5">
        <text:list-item>
          <text:list>
            <text:list-item>
              <text:p text:style-name="P59"><text:span text:style-name="T12">Pong</text:span> (wersja strukturalna i obiektowa)</text:p>
            </text:list-item>
            <text:list-item>
              <text:p text:style-name="P59"><text:span text:style-name="T12">Kółko i krzyżyk</text:span> (wersja strukturalna i obiektowa)</text:p>
            </text:list-item>
            <text:list-item>
              <text:p text:style-name="P59"><text:span text:style-name="T12">Życie Conwaya</text:span> (wersja strukturalna i obiektowa)</text:p>
            </text:list-item>
          </text:list>
        </text:list-item>
      </text:list>
      <text:list xml:id="list230118523995971" text:continue-list="list230120003018636" text:style-name="L3">
        <text:list-item>
          <text:p text:style-name="P61"><text:span text:style-name="T29">Gr</text:span><text:span text:style-name="T30">a</text:span><text:span text:style-name="T29"> robotów</text:span> (<text:span text:style-name="T12">Robot Game</text:span>, <text:span text:style-name="T50">rgkit</text:span>)</text:p>
        </text:list-item>
      </text:list>
      <text:p text:style-name="P37">Przykład gry planszowej, w której zadaniem gracza-programisty jest tworzenie strategii walki robotów. Na podstawie przykładowych zasad działania robota oraz odpowiadającego im kodu, gracz "buduje" i testuje swojego robota. Zagadnienia: klasa, metoda, biblioteka, wyrażenia listowe, zbiory, listy, tuple, instrukcje warunkowe.</text:p>
      <text:list xml:id="list230119085110256" text:continue-numbering="true" text:style-name="L3">
        <text:list-item>
          <text:p text:style-name="P51"><text:span text:style-name="T29">Bazy danych</text:span> w Pythonie <text:span text:style-name="T3">(SQLite)</text:span></text:p>
        </text:list-item>
      </text:list>
      <text:p text:style-name="P38">Przykłady wykorzystania bazy danych: model bazy, tabela, pole, rekord, klucz podstawowy, klucz obcy, relacje, połączenie z bazą, operacje CRUD (Create, Read, Update, Delete), podstawy języka SQL, kwerenda, system ORM, klasa, obiekt, właściwości.</text:p>
      <text:list xml:id="list1754348300653081971" text:style-name="L6">
        <text:list-item>
          <text:list>
            <text:list-item>
              <text:p text:style-name="P60"><text:span text:style-name="T4">Moduł </text:span>SQL</text:p>
            </text:list-item>
            <text:list-item>
              <text:p text:style-name="P60">Systemy ORM (Peewee i SQLAlchemy)</text:p>
            </text:list-item>
          </text:list>
        </text:list-item>
      </text:list>
      <text:list xml:id="list230119955764061" text:continue-list="list230119085110256" text:style-name="L3">
        <text:list-item>
          <text:p text:style-name="P52">Aplikacje internetowe</text:p>
        </text:list-item>
      </text:list>
      <text:p text:style-name="P39">Przykłady zastosowania frameworków Flask i Django do tworzenia aplikacji działających w architekturze klient – serwer przy wykorzystaniu protokołu HTTP. Zagadnienia: żądania GET, POST, formularze, renderowanie widoków, szablony, tagi, treści dynamiczne i statyczne, arkusze stylów CSS</text:p>
      <text:list xml:id="list1419633464847682141" text:style-name="L7">
        <text:list-item>
          <text:list>
            <text:list-item>
              <text:p text:style-name="P48"><text:span text:style-name="T12">Quiz</text:span> <text:span text:style-name="T5">(Flask)</text:span></text:p>
            </text:list-item>
            <text:list-item>
              <text:p text:style-name="P48"><text:span text:style-name="T12">ToDo</text:span> <text:span text:style-name="T5">(Flask, SQLite)</text:span></text:p>
            </text:list-item>
            <text:list-item>
              <text:p text:style-name="P48"><text:span text:style-name="T12">Quiz</text:span> ORM <text:span text:style-name="T6">(Flask)</text:span></text:p>
            </text:list-item>
            <text:list-item>
              <text:p text:style-name="P48"><text:span text:style-name="T12">Czat</text:span> (<text:span text:style-name="T6">Django</text:span>)</text:p>
            </text:list-item>
          </text:list>
        </text:list-item>
      </text:list>
      <text:p text:style-name="P7"/>
      <text:h text:style-name="Heading_20_3" text:outline-level="3"><text:soft-page-break/>Przykładowe scenariusze</text:h>
      <text:p text:style-name="P43">Zawartość treściowa scenariuszy oraz metody ich realizacji zależą przede wszystkim od dostępnego czasu. <text:span text:style-name="T67">Zasada ogólna jest prosta: im więcej mamy czasu, tym więcej metod aktywizujących (kodowanie, testowanie, ćwiczenia, konsola Pythona, konsola Django itp.); im mniej, tym więcej metod podających (pokaz, wyjaśnienia najważniejszych fragmentów kodu, kopiuj-wklej). W niektórych materiałach (np. gry w Pygame) po skopiowaniu i wklejeniu kodu warto stosować zasadę uruchom-zmodyfikuj-uruchom.</text:span></text:p>
      <text:p text:style-name="P42">Poniżej przykładowy dobór i plan realizacji materiałów.</text:p>
      <text:h text:style-name="Heading_20_4" text:outline-level="4">Warsztaty promocyjne (4,<text:span text:style-name="T53">5</text:span> godz.)</text:h>
      <text:list xml:id="list7208404040421266003" text:style-name="L8">
        <text:list-item>
          <text:p text:style-name="P64"><text:span text:style-name="T47">Podstawy Pythona</text:span><text:span text:style-name="T51"> na przykładzie materiału </text:span><text:a xlink:type="simple" xlink:href="http://linetc.readthedocs.org/pl/latest/python/toto/index.html" text:style-name="Internet_20_link" text:visited-style-name="Visited_20_Internet_20_Link"><text:span text:style-name="T20">Toto Lot</text:span></text:a><text:a xlink:type="simple" xlink:href="http://linetc.readthedocs.org/pl/latest/python/toto/index.html" text:style-name="Internet_20_link" text:visited-style-name="Visited_20_Internet_20_Link"><text:span text:style-name="T19">e</text:span></text:a><text:a xlink:type="simple" xlink:href="http://linetc.readthedocs.org/pl/latest/python/toto/index.html" text:style-name="Internet_20_link" text:visited-style-name="Visited_20_Internet_20_Link"><text:span text:style-name="T20">k</text:span></text:a><text:span text:style-name="T51">, punkty 5.1.1 do 5.1.10.</text:span></text:p>
        </text:list-item>
      </text:list>
      <text:p text:style-name="P13"><text:span text:style-name="T31">Czas realizacji</text:span><text:span text:style-name="T51">: 3 * 45 min.</text:span></text:p>
      <text:p text:style-name="P19"><text:span text:style-name="T31">Metody</text:span><text:span text:style-name="T51">: kodowanie programu w edytorze od podstaw, wprowadzanie elementów języka w konsoli interpretera, ćwiczenia samodzielne w zależności od poziomu grupy.</text:span></text:p>
      <text:p text:style-name="P19"><text:span text:style-name="T31">Materiały </text:span><text:span text:style-name="T34">i środki</text:span><text:span text:style-name="T51">: scenariusz realizacji programu w wersji HTML, pełny kod programu, wersje pośrednie, jednak nie są konieczne, ponieważ kodu jest stosunkowo niedużo i każdy powinien nadążyć z kodowaniem. Niezbędny jest projektor. Dostęp do internetu nie jest konieczny.</text:span></text:p>
      <text:p text:style-name="P13"><text:span text:style-name="T32">Realizacja</text:span><text:span text:style-name="T51">:</text:span></text:p>
      <text:p text:style-name="P20">Na początku zapoznajemy użytkowników ze środowiskiem i narzędziami, tj. menedżer plików, edytor i jego konfiguracja, terminal znakowy, konsola Pythona, uruchamianie skryptu w terminalu, uruchamianie z edytora.</text:p>
      <text:p text:style-name="P22"><text:span text:style-name="T71">Omawiamy założenia aplikacji "Mały lotek": losowanie pojedynczej liczby i próba jej odgadnięcia przez użytkownika. </text:span>Następnie rozpoczynamy wspólne kodowanie <text:span text:style-name="T70">wg materiału. Po skończeniu pierwszej części omawiamy założenia drugiej "Duży lotek": losowanie i zgadywanie wielu liczb. Realizujemy ją tylko do punktu 5.1.10 "Błędne dane!"</text:span></text:p>
      <text:p text:style-name="P23">Uwaga: obsługę błędnych danych można wprowadzić wcześniej.</text:p>
      <text:p text:style-name="P24">Po ukończeniu pierwszej i drugiej części po zakomentowaniu instrukcji drukujących losowane liczby można urządzić mini-konkurs, <text:span text:style-name="T74">najlepiej z nagrodami :-)</text:span></text:p>
      <text:p text:style-name="P21">Budując program należy (!) reżyserować błędy implementacyjne <text:span text:style-name="T68">i logiczne</text:span> w jego działaniu. Uczestnicy powinni nauczyć się je dostrzegać, rozumieć i usuwać. Np. <text:s/>próba użycia liczby pobranej od użytkownika bez przekształcenia jej na typ całkowity, niewłaściwe wcięcia, brak inkrementacji zmiennej iteracyjnej (nieskończona pętla), itp.</text:p>
      <text:p text:style-name="P30">Uczymy dobrych praktyk programowania: przejrzystość kodu <text:span text:style-name="T72">(odstępy)</text:span>, komentarz<text:span text:style-name="T73">e</text:span>.</text:p>
      <text:list xml:id="list230119257986305" text:continue-numbering="true" text:style-name="L8">
        <text:list-item>
          <text:p text:style-name="P62"><text:span text:style-name="T48">Wykresy w Pythonie </text:span>(Matplotlib) <text:span text:style-name="T78">na przykładzie materiału </text:span><text:a xlink:type="simple" xlink:href="http://linetc.readthedocs.org/pl/latest/python/pylab/index.html" text:style-name="Internet_20_link" text:visited-style-name="Visited_20_Internet_20_Link"><text:span text:style-name="T25">Python kreśli</text:span></text:a></text:p>
        </text:list-item>
      </text:list>
      <text:p text:style-name="P31"><text:span text:style-name="T29">Czas realizacji</text:span>: 1 * <text:span text:style-name="T80">30</text:span> min.</text:p>
      <text:p text:style-name="P33"><text:soft-page-break/><text:span text:style-name="T29">Metody</text:span>: <text:span text:style-name="T76">ćwiczenia w konsoli Pythona, wspólnie tworzenie i rozwijanie skryptów generujących wykresy, ćwiczenie samodzielne</text:span></text:p>
      <text:p text:style-name="P34"><text:span text:style-name="T29">Materiały i środki</text:span>: <text:span text:style-name="T77">scenariusz realizacji materiału w wersji HTML, pełny kod omawianych przykładów, wersje pośrednie nie są konieczne, kod jest krótki. Niezbędny jest projektor. Dostęp do internetu nie jest konieczny.</text:span></text:p>
      <text:p text:style-name="P32"><text:span text:style-name="T29">Realizacja</text:span>:</text:p>
      <text:p text:style-name="P35">Zaczynamy od prostego przykładu w konsoli Pythona, z której cały czas korzystamy. Stopniowo kodujemy przykłady wykorzystując je do praktycznego wprowadzenia <text:span text:style-name="T12">wyrażeń listowych</text:span> zastępujących pętle <text:span text:style-name="T12">for</text:span>. <text:span text:style-name="T79">Pokazujemy również mechanizmy zwiazane z indeksowaniem list, m.in. notacje wycinkową (ang. </text:span><text:span text:style-name="T26">slice</text:span><text:span text:style-name="T79">) . Jeżeli wystarczy czasu, zachęcamy do samodzielnego sporządzenia wykresu funkcji kwadratowej.</text:span></text:p>
      <text:list xml:id="list230119240892099" text:continue-numbering="true" text:style-name="L8">
        <text:list-item>
          <text:p text:style-name="P63"><text:span text:style-name="T29">Gra robotów</text:span> (Robot Game)</text:p>
        </text:list-item>
      </text:list>
      <text:p text:style-name="P14"><text:span text:style-name="T29">Czas realizacji</text:span>: <text:span text:style-name="T81">2 * 45 min. + 15 min.</text:span></text:p>
      <text:p text:style-name="P15"><text:span text:style-name="T33">Metody</text:span><text:span text:style-name="T53">: omówienie zasad gry, pokaz rozgrywki między przykładowymi robotami, kodowanie klasy robota z wykorzystaniem "klocków" (gotowego kodu), uruchamianie kolejnych walk.</text:span></text:p>
      <text:p text:style-name="P40"><text:span text:style-name="T29">Materiały </text:span><text:span text:style-name="T35">i środki</text:span>: przetłumaczona <text:a xlink:type="simple" xlink:href="http://linetc.readthedocs.org/pl/latest/rg/index.html" text:style-name="Internet_20_link" text:visited-style-name="Visited_20_Internet_20_Link">dokumentacja gry</text:a>, strategia podstawowa oraz "<text:a xlink:type="simple" xlink:href="http://linetc.readthedocs.org/pl/latest/rg/klocki01.html" text:style-name="Internet_20_link" text:visited-style-name="Visited_20_Internet_20_Link">klocki</text:a>" w formacie HTML, końcowy kod przykładowego robota, koniecznie kody pośrednie. <text:span text:style-name="T69">Niezbędny jest projektor.</text:span> <text:span text:style-name="T66">Wskazany dostęp do internetu lub wszystkie materiały offline w jednym archiwum dla każdego uczestnika.</text:span></text:p>
      <text:p text:style-name="P16"><text:span text:style-name="T29">Realizacja</text:span>:</text:p>
      <text:p text:style-name="P25"><text:span text:style-name="T63">Na podstawie materiału </text:span><text:a xlink:type="simple" xlink:href="http://linetc.readthedocs.org/pl/latest/rg/rgkit.html" text:style-name="Internet_20_link" text:visited-style-name="Visited_20_Internet_20_Link"><text:span text:style-name="T63">Testowanie robotów</text:span></text:a><text:span text:style-name="T63"> o</text:span>mawiamy sposób przygotowania środowiska testowego, czyli użycie <text:span text:style-name="T12">virtualenv</text:span>, instalację biblioteki <text:span text:style-name="T12">rgkit,</text:span> <text:span text:style-name="T12">rgbots</text:span><text:span text:style-name="T41"> </text:span><text:span text:style-name="T44">i </text:span><text:span text:style-name="T22">rgsimulator</text:span>, polecenie <text:span text:style-name="T12">rgrun</text:span><text:span text:style-name="T22">.</text:span></text:p>
      <text:p text:style-name="P17">Podstawą jest <text:span text:style-name="T56">zrozumienie</text:span> reguł. <text:span text:style-name="T56">N</text:span>ajlepiej od razu uruchomić walkę między przykładowymi robotami z pakietu <text:span text:style-name="T12">rgbots</text:span> i prześledzić krok po kroku przynajmniej 11 rund. Uczestnicy powinni samodzielnie dostrzec i zrozumieć kilka zasad walki. <text:span text:style-name="T64">Pozostałe reguły dopowiadamy i objaśniamy.</text:span></text:p>
      <text:p text:style-name="P27">Zaczynamy od budowania strategii, czyli zaplanowania, co ma robot robić, wg jakich zasad ma walczyć. Dopiero później implementujemy. <text:span text:style-name="T65">Wychodzimy od prostych reguł, stopniowo rozbudowując strategię.</text:span></text:p>
      <text:p text:style-name="P28">Wyjaśniamy odwołania do <text:span text:style-name="T54">api </text:span>biblioteki <text:span text:style-name="T12">rg</text:span> w dodawanych "klockach". <text:span text:style-name="T55">Kolejne wersje robota zapisujemy w osobnych plikach, tak aby można je było konfrontować ze sobą. Używamy symulatora robotów </text:span><text:span text:style-name="T23">rgsimulator</text:span><text:span text:style-name="T45">, </text:span><text:span text:style-name="T46">aby wizualizować zaimplementowane strategie.</text:span></text:p>
      <text:p text:style-name="P18"><text:s/>Zachęcamy uczestników do analizy zachowań robotów: co nam dało wprowadzenie danej zasady? jak moglibyśmy ulepszyć działanie robota?</text:p>
      <text:p text:style-name="P29">Dodanie zbiorów pól jako podstawy logiki gry poprzedzamy przećwiczeniem w konsoli Pythona wyrażeń listowych, zbiorów i operacji na nich. Można wykorzystać przykłady <text:soft-page-break/>z materiału "Python w przykładach → Nie znam Pythona... jeszcze". <text:span text:style-name="T62">W kodzie można dodać polecenia drukowania poszczególnych zbiorów, co ułatwi ich zrozumienie.</text:span></text:p>
      <text:p text:style-name="P29"><text:span text:style-name="T62">Zazwyczaj nie ma potrzeby rozgrywania aż 100 rund, aby zobaczyć rezultaty dodawanych zasad. </text:span><text:span text:style-name="T59">Korzystamy z </text:span><text:span text:style-name="Source_20_Text"><text:span text:style-name="T58">rg.settings.max_turns</text:span></text:span><text:span text:style-name="Source_20_Text"><text:span text:style-name="T59">, aby zmniejszyć ilość rund.</text:span></text:span></text:p>
      <text:p text:style-name="P26">Podczas rozwijania kodu bardzo ważna jest kolejność podejmowania decyzji, sugerujemy uczestnikom eksperymenty.</text:p>
      <text:h text:style-name="P67" text:outline-level="4"><text:span text:style-name="Source_20_Text"><text:span text:style-name="T57">Warsztaty </text:span></text:span><text:span text:style-name="Source_20_Text"><text:span text:style-name="T60">szkoleniowe</text:span></text:span><text:span text:style-name="Source_20_Text"><text:span text:style-name="T57"> (</text:span></text:span><text:span text:style-name="Source_20_Text"><text:span text:style-name="T60">ile</text:span></text:span><text:span text:style-name="Source_20_Text"><text:span text:style-name="T57"> godz.?)</text:span></text:span></text:h>
      <text:p text:style-name="P41"><text:span text:style-name="Source_20_Text"><text:span text:style-name="T61">[todo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10pt" officeooo:rsid="008b74ee" officeooo:paragraph-rsid="008b74ee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Programowanie w języku Python</text:p>
            </table:table-cell>
            <table:table-cell table:style-name="Tabela1.B1" office:value-type="string">
              <text:p text:style-name="MP2"><text:page-number text:select-page="current">5</text:page-number></text:p>
            </table:table-cell>
          </table:table-row>
        </table:table>
        <text:p text:style-name="MP3"/>
      </style:header>
      <style:footer>
        <text:p text:style-name="MP4">Przygotował: Robert Bednar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6-08T23:01:17.736597154</dc:date>
    <meta:editing-duration>PT6H5M45S</meta:editing-duration>
    <meta:editing-cycles>190</meta:editing-cycles>
    <meta:generator>LibreOffice/4.3.3.2$Linux_x86 LibreOffice_project/430m0$Build-2</meta:generator>
    <dc:creator>smaster </dc:creator>
    <meta:document-statistic meta:table-count="1" meta:image-count="0" meta:object-count="0" meta:page-count="5" meta:paragraph-count="83" meta:word-count="1231" meta:character-count="9486" meta:non-whitespace-character-count="8363"/>
  </office:meta>
</office:document-meta>
</file>